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ation Projekt: OCU OceanCleanUp<text:tab/><text:tab/><text:tab/><text:tab/><text:tab/><text:tab/>10.06.2017</text:p>
      <text:p text:style-name="P3">Gruppe: Johannis, Luca Elias</text:p>
      <text:p text:style-name="P1"/>
      <text:list xml:id="list2361379656963700209" text:style-name="L1">
        <text:list-item>
          <text:p text:style-name="P4">Start vom Projekt, Vorbesprechung, zusammensuchen der nötigen Dokumente. Zum Beispiel Karten der Ozeane.</text:p>
        </text:list-item>
        <text:list-item>
          <text:p text:style-name="P5">Die Suche nach der passenden Map beginnt.</text:p>
        </text:list-item>
        <text:list-item>
          <text:p text:style-name="P5">Github Account erstellt, Projekt auf Github erstellt und auf Hackdash hochgeladen.</text:p>
        </text:list-item>
        <text:list-item>
          <text:p text:style-name="P5">Projekt Name auf Github und Hackdash bestimmt : WorldCleanUp</text:p>
        </text:list-item>
        <text:list-item>
          <text:p text:style-name="P5">Aufnahme in die Github, Jugend-Hackt Gruppe mit kleinen Problemen in der Kommunikation.</text:p>
        </text:list-item>
        <text:list-item>
          <text:p text:style-name="P5">Auf die Maplibary Leaflet gestoßen.</text:p>
        </text:list-item>
        <text:list-item>
          <text:p text:style-name="P5">Durch zu viel Fehlerhaftes verhalten der Maplibary weiter nach einer Map gesucht.</text:p>
        </text:list-item>
        <text:list-item>
          <text:p text:style-name="P5">Auf die Website <text:a xlink:type="simple" xlink:href="http://www.mapbox.com/" text:style-name="Internet_20_link" text:visited-style-name="Visited_20_Internet_20_Link">www.mapbox.com</text:a> gestoßen.</text:p>
        </text:list-item>
        <text:list-item>
          <text:p text:style-name="P5">Mapbox Account erstellt.</text:p>
        </text:list-item>
        <text:list-item>
          <text:p text:style-name="P5">Map ausgewählt und Libary <text:s/>Online zusammengestellt.</text:p>
        </text:list-item>
        <text:list-item>
          <text:p text:style-name="P5">Sämtliche Tutoritals für diese Art von Maplibary durchgelesen.</text:p>
        </text:list-item>
        <text:list-item>
          <text:p text:style-name="P5">Endlich geht es los mit Coden alle Vorbereitungen sind getroffen und wir können anfangen zu Coden.</text:p>
        </text:list-item>
        <text:list-item>
          <text:p text:style-name="P5">Stylesheet in CSS aus dem Internet übernommen.</text:p>
        </text:list-item>
        <text:list-item>
          <text:p text:style-name="P5">Map wird durch eine Verlinkung von dem Mapbox Server abgerufen.</text:p>
        </text:list-item>
        <text:list-item>
          <text:p text:style-name="P5">Design Challenge, mit Linux Icon'S erstellen wurde gestartet.</text:p>
        </text:list-item>
        <text:list-item>
          <text:p text:style-name="P5">Grobes Design und Form der Icon'S ausgesucht. Sind auf den IOS Style gestoßen.</text:p>
        </text:list-item>
        <text:list-item>
          <text:p text:style-name="P5">Um die Icon'S zu erstellen mussten wir Inkscape auf Linux über die Commandline inkstallieren und haben uns neues Linux Wissen angeeignet. </text:p>
        </text:list-item>
        <text:list-item>
          <text:p text:style-name="P5">Erster Kontakt <text:s/>mit Fehlern kurz vorm Mittagessen.</text:p>
        </text:list-item>
        <text:list-item>
          <text:p text:style-name="P5">Fehlerbehebung, woran lag es?: Falsche Klammersetzung, Na dann viel Spaß! <text:span text:style-name="T3">#Langeweile</text:span></text:p>
        </text:list-item>
        <text:list-item>
          <text:p text:style-name="P5">Erstmal eine Pause, Mittagessen.</text:p>
        </text:list-item>
        <text:list-item>
          <text:p text:style-name="P5">Gruppenfoto in der Arena.</text:p>
        </text:list-item>
        <text:list-item>
          <text:p text:style-name="P5">Weiter Coden...</text:p>
        </text:list-item>
        <text:list-item>
          <text:p text:style-name="P5">Erster Prototyp der WebApp <text:s/>ist entstanden.</text:p>
        </text:list-item>
        <text:list-item>
          <text:p text:style-name="P5">Nun Koordinaten berechnung der Beispiele für Standorte als Müllstrudel.</text:p>
        </text:list-item>
        <text:list-item>
          <text:p text:style-name="P5">Nun erstmal die Dokumentation anfangen und weiter Coden!!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 Elias Stresow</meta:initial-creator>
    <meta:creation-date>2017-06-10T17:30:38.13</meta:creation-date>
    <dc:date>2017-06-10T18:00:05.86</dc:date>
    <dc:creator>Luca Elias Stresow</dc:creator>
    <meta:editing-duration>PT6M55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27" meta:word-count="251" meta:character-count="1638"/>
  </office:meta>
</office:document-meta>
</file>